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19.88mm"/>
    </style:style>
    <style:style style:name="ro1" style:family="table-row">
      <style:table-row-properties style:row-height="6.67mm" fo:break-before="auto" style:use-optimal-row-height="false"/>
    </style:style>
    <style:style style:name="ro2" style:family="table-row">
      <style:table-row-properties style:row-height="6.9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Sample ID</text:p>
          </table:table-cell>
          <table:table-cell table:style-name="ce1" office:value-type="string" calcext:value-type="string" table:number-columns-spanned="2" table:number-rows-spanned="1">
            <text:p>Principal Componen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Lineage Alignment</text:p>
          </table:table-cell>
          <table:covered-table-cell table:style-name="ce1"/>
          <table:table-cell table:number-columns-repeated="2"/>
        </table:table-row>
        <table:table-row table:style-name="ro2">
          <table:covered-table-cell/>
          <table:table-cell table:style-name="ce1" office:value-type="string" calcext:value-type="string">
            <text:p>PC1</text:p>
          </table:table-cell>
          <table:table-cell table:style-name="ce1" office:value-type="string" calcext:value-type="string">
            <text:p>PC2</text:p>
          </table:table-cell>
          <table:table-cell table:style-name="ce1" office:value-type="string" calcext:value-type="string">
            <text:p>'A’ Rate</text:p>
          </table:table-cell>
          <table:table-cell table:style-name="ce1" office:value-type="string" calcext:value-type="string">
            <text:p>'B’ Rat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WMC_1.2</text:p>
          </table:table-cell>
          <table:table-cell office:value-type="float" office:value="64.21193" calcext:value-type="float">
            <text:p>64.21193</text:p>
          </table:table-cell>
          <table:table-cell office:value-type="float" office:value="-4.851574" calcext:value-type="float">
            <text:p>-4.851574</text:p>
          </table:table-cell>
          <table:table-cell office:value-type="float" office:value="0.64" calcext:value-type="float">
            <text:p>0.64</text:p>
          </table:table-cell>
          <table:table-cell office:value-type="float" office:value="0.552" calcext:value-type="float">
            <text:p>0.552</text:p>
          </table:table-cell>
          <table:table-cell table:style-name="ce3" office:value-type="string" calcext:value-type="string" table:number-columns-spanned="2" table:number-rows-spanned="8">
            <text:p>Worms Identified as <text:span text:style-name="T1">lineage ‘B’</text:span>, identified in the same category in both analyses</text:p>
          </table:table-cell>
          <table:covered-table-cell/>
        </table:table-row>
        <table:table-row table:style-name="ro3">
          <table:table-cell office:value-type="string" calcext:value-type="string">
            <text:p>CWMC_1.4</text:p>
          </table:table-cell>
          <table:table-cell office:value-type="float" office:value="63.69493" calcext:value-type="float">
            <text:p>63.69493</text:p>
          </table:table-cell>
          <table:table-cell office:value-type="float" office:value="3.542804" calcext:value-type="float">
            <text:p>3.542804</text:p>
          </table:table-cell>
          <table:table-cell office:value-type="float" office:value="0.652" calcext:value-type="float">
            <text:p>0.652</text:p>
          </table:table-cell>
          <table:table-cell office:value-type="float" office:value="0.561" calcext:value-type="float">
            <text:p>0.561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WMC_2.4</text:p>
          </table:table-cell>
          <table:table-cell office:value-type="float" office:value="68.07215" calcext:value-type="float">
            <text:p>68.07215</text:p>
          </table:table-cell>
          <table:table-cell office:value-type="float" office:value="-9.773377" calcext:value-type="float">
            <text:p>-9.773377</text:p>
          </table:table-cell>
          <table:table-cell office:value-type="float" office:value="0.585" calcext:value-type="float">
            <text:p>0.585</text:p>
          </table:table-cell>
          <table:table-cell office:value-type="float" office:value="0.509" calcext:value-type="float">
            <text:p>0.509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WMC_2.5</text:p>
          </table:table-cell>
          <table:table-cell office:value-type="float" office:value="61.45939" calcext:value-type="float">
            <text:p>61.45939</text:p>
          </table:table-cell>
          <table:table-cell office:value-type="float" office:value="11.193412" calcext:value-type="float">
            <text:p>11.193412</text:p>
          </table:table-cell>
          <table:table-cell office:value-type="float" office:value="0.624" calcext:value-type="float">
            <text:p>0.624</text:p>
          </table:table-cell>
          <table:table-cell office:value-type="float" office:value="0.54" calcext:value-type="float">
            <text:p>0.54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WMC_3.3</text:p>
          </table:table-cell>
          <table:table-cell office:value-type="float" office:value="65.86026" calcext:value-type="float">
            <text:p>65.86026</text:p>
          </table:table-cell>
          <table:table-cell office:value-type="float" office:value="-1.283664" calcext:value-type="float">
            <text:p>-1.283664</text:p>
          </table:table-cell>
          <table:table-cell office:value-type="float" office:value="0.643" calcext:value-type="float">
            <text:p>0.643</text:p>
          </table:table-cell>
          <table:table-cell office:value-type="float" office:value="0.553" calcext:value-type="float">
            <text:p>0.553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WMC_3.6</text:p>
          </table:table-cell>
          <table:table-cell office:value-type="float" office:value="64.74442" calcext:value-type="float">
            <text:p>64.74442</text:p>
          </table:table-cell>
          <table:table-cell office:value-type="float" office:value="5.712063" calcext:value-type="float">
            <text:p>5.712063</text:p>
          </table:table-cell>
          <table:table-cell office:value-type="float" office:value="0.641" calcext:value-type="float">
            <text:p>0.641</text:p>
          </table:table-cell>
          <table:table-cell office:value-type="float" office:value="0.553" calcext:value-type="float">
            <text:p>0.553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WMM_2.3</text:p>
          </table:table-cell>
          <table:table-cell office:value-type="float" office:value="67.8455" calcext:value-type="float">
            <text:p>67.8455</text:p>
          </table:table-cell>
          <table:table-cell office:value-type="float" office:value="-16.921207" calcext:value-type="float">
            <text:p>-16.921207</text:p>
          </table:table-cell>
          <table:table-cell office:value-type="float" office:value="0.644" calcext:value-type="float">
            <text:p>0.644</text:p>
          </table:table-cell>
          <table:table-cell office:value-type="float" office:value="0.557" calcext:value-type="float">
            <text:p>0.557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WMM_3.9</text:p>
          </table:table-cell>
          <table:table-cell office:value-type="float" office:value="61.909" calcext:value-type="float">
            <text:p>61.909</text:p>
          </table:table-cell>
          <table:table-cell office:value-type="float" office:value="9.868352" calcext:value-type="float">
            <text:p>9.868352</text:p>
          </table:table-cell>
          <table:table-cell office:value-type="float" office:value="0.648" calcext:value-type="float">
            <text:p>0.648</text:p>
          </table:table-cell>
          <table:table-cell office:value-type="float" office:value="0.548" calcext:value-type="float">
            <text:p>0.548</text:p>
          </table:table-cell>
          <table:covered-table-cell table:number-columns-repeated="2"/>
        </table:table-row>
        <table:table-row table:style-name="ro3"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CWMC_1.1</text:p>
          </table:table-cell>
          <table:table-cell office:value-type="float" office:value="-19.29933" calcext:value-type="float">
            <text:p>-19.29933</text:p>
          </table:table-cell>
          <table:table-cell office:value-type="float" office:value="-30.1480973" calcext:value-type="float">
            <text:p>-30.1480973</text:p>
          </table:table-cell>
          <table:table-cell office:value-type="float" office:value="0.878" calcext:value-type="float">
            <text:p>0.878</text:p>
          </table:table-cell>
          <table:table-cell office:value-type="float" office:value="0.46" calcext:value-type="float">
            <text:p>0.46</text:p>
          </table:table-cell>
          <table:table-cell table:style-name="ce4" office:value-type="string" calcext:value-type="string" table:number-columns-spanned="2" table:number-rows-spanned="28">
            <text:p>Worms Identified as <text:span text:style-name="T1">lineage ‘A’</text:span>, identified in the same category in both analyses</text:p>
          </table:table-cell>
          <table:covered-table-cell/>
        </table:table-row>
        <table:table-row table:style-name="ro3">
          <table:table-cell office:value-type="string" calcext:value-type="string">
            <text:p>CWMC_1.3</text:p>
          </table:table-cell>
          <table:table-cell office:value-type="float" office:value="-18.23981" calcext:value-type="float">
            <text:p>-18.23981</text:p>
          </table:table-cell>
          <table:table-cell office:value-type="float" office:value="-39.8997683" calcext:value-type="float">
            <text:p>-39.8997683</text:p>
          </table:table-cell>
          <table:table-cell office:value-type="float" office:value="0.854" calcext:value-type="float">
            <text:p>0.854</text:p>
          </table:table-cell>
          <table:table-cell office:value-type="float" office:value="0.443" calcext:value-type="float">
            <text:p>0.443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WMC_1.5</text:p>
          </table:table-cell>
          <table:table-cell office:value-type="float" office:value="-17.71591" calcext:value-type="float">
            <text:p>-17.71591</text:p>
          </table:table-cell>
          <table:table-cell office:value-type="float" office:value="7.4527081" calcext:value-type="float">
            <text:p>7.4527081</text:p>
          </table:table-cell>
          <table:table-cell office:value-type="float" office:value="0.875" calcext:value-type="float">
            <text:p>0.875</text:p>
          </table:table-cell>
          <table:table-cell office:value-type="float" office:value="0.456" calcext:value-type="float">
            <text:p>0.456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WMC_1.6</text:p>
          </table:table-cell>
          <table:table-cell office:value-type="float" office:value="-15.10786" calcext:value-type="float">
            <text:p>-15.10786</text:p>
          </table:table-cell>
          <table:table-cell office:value-type="float" office:value="8.8624651" calcext:value-type="float">
            <text:p>8.8624651</text:p>
          </table:table-cell>
          <table:table-cell office:value-type="float" office:value="0.875" calcext:value-type="float">
            <text:p>0.875</text:p>
          </table:table-cell>
          <table:table-cell office:value-type="float" office:value="0.457" calcext:value-type="float">
            <text:p>0.457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WMC_1.7</text:p>
          </table:table-cell>
          <table:table-cell office:value-type="float" office:value="-14.14551" calcext:value-type="float">
            <text:p>-14.14551</text:p>
          </table:table-cell>
          <table:table-cell office:value-type="float" office:value="13.3799944" calcext:value-type="float">
            <text:p>13.3799944</text:p>
          </table:table-cell>
          <table:table-cell office:value-type="float" office:value="0.849" calcext:value-type="float">
            <text:p>0.849</text:p>
          </table:table-cell>
          <table:table-cell office:value-type="float" office:value="0.45" calcext:value-type="float">
            <text:p>0.45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WMC_1.8</text:p>
          </table:table-cell>
          <table:table-cell office:value-type="float" office:value="-18.07431" calcext:value-type="float">
            <text:p>-18.07431</text:p>
          </table:table-cell>
          <table:table-cell office:value-type="float" office:value="-9.4510231" calcext:value-type="float">
            <text:p>-9.4510231</text:p>
          </table:table-cell>
          <table:table-cell office:value-type="float" office:value="0.887" calcext:value-type="float">
            <text:p>0.887</text:p>
          </table:table-cell>
          <table:table-cell office:value-type="float" office:value="0.468" calcext:value-type="float">
            <text:p>0.468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WMC_2.1</text:p>
          </table:table-cell>
          <table:table-cell office:value-type="float" office:value="-13.59617" calcext:value-type="float">
            <text:p>-13.59617</text:p>
          </table:table-cell>
          <table:table-cell office:value-type="float" office:value="-25.0566349" calcext:value-type="float">
            <text:p>-25.0566349</text:p>
          </table:table-cell>
          <table:table-cell office:value-type="float" office:value="0.846" calcext:value-type="float">
            <text:p>0.846</text:p>
          </table:table-cell>
          <table:table-cell office:value-type="float" office:value="0.453" calcext:value-type="float">
            <text:p>0.453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WMC_2.2</text:p>
          </table:table-cell>
          <table:table-cell office:value-type="float" office:value="-16.52544" calcext:value-type="float">
            <text:p>-16.52544</text:p>
          </table:table-cell>
          <table:table-cell office:value-type="float" office:value="0.4291632" calcext:value-type="float">
            <text:p>0.4291632</text:p>
          </table:table-cell>
          <table:table-cell office:value-type="float" office:value="0.872" calcext:value-type="float">
            <text:p>0.872</text:p>
          </table:table-cell>
          <table:table-cell office:value-type="float" office:value="0.459" calcext:value-type="float">
            <text:p>0.459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WMC_2.8</text:p>
          </table:table-cell>
          <table:table-cell office:value-type="float" office:value="-16.10405" calcext:value-type="float">
            <text:p>-16.10405</text:p>
          </table:table-cell>
          <table:table-cell office:value-type="float" office:value="8.3065774" calcext:value-type="float">
            <text:p>8.3065774</text:p>
          </table:table-cell>
          <table:table-cell office:value-type="float" office:value="0.873" calcext:value-type="float">
            <text:p>0.873</text:p>
          </table:table-cell>
          <table:table-cell office:value-type="float" office:value="0.466" calcext:value-type="float">
            <text:p>0.466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WMC_2.9</text:p>
          </table:table-cell>
          <table:table-cell office:value-type="float" office:value="-15.01159" calcext:value-type="float">
            <text:p>-15.01159</text:p>
          </table:table-cell>
          <table:table-cell office:value-type="float" office:value="2.2175491" calcext:value-type="float">
            <text:p>2.2175491</text:p>
          </table:table-cell>
          <table:table-cell office:value-type="float" office:value="0.886" calcext:value-type="float">
            <text:p>0.886</text:p>
          </table:table-cell>
          <table:table-cell office:value-type="float" office:value="0.467" calcext:value-type="float">
            <text:p>0.467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WMC_3.2</text:p>
          </table:table-cell>
          <table:table-cell office:value-type="float" office:value="-14.30385" calcext:value-type="float">
            <text:p>-14.30385</text:p>
          </table:table-cell>
          <table:table-cell office:value-type="float" office:value="10.5853055" calcext:value-type="float">
            <text:p>10.5853055</text:p>
          </table:table-cell>
          <table:table-cell office:value-type="float" office:value="0.868" calcext:value-type="float">
            <text:p>0.868</text:p>
          </table:table-cell>
          <table:table-cell office:value-type="float" office:value="0.461" calcext:value-type="float">
            <text:p>0.461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WMC_3.5</text:p>
          </table:table-cell>
          <table:table-cell office:value-type="float" office:value="-17.19455" calcext:value-type="float">
            <text:p>-17.19455</text:p>
          </table:table-cell>
          <table:table-cell office:value-type="float" office:value="1.2274657" calcext:value-type="float">
            <text:p>1.2274657</text:p>
          </table:table-cell>
          <table:table-cell office:value-type="float" office:value="0.866" calcext:value-type="float">
            <text:p>0.866</text:p>
          </table:table-cell>
          <table:table-cell office:value-type="float" office:value="0.454" calcext:value-type="float">
            <text:p>0.454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WMC_3.7</text:p>
          </table:table-cell>
          <table:table-cell office:value-type="float" office:value="-18.34074" calcext:value-type="float">
            <text:p>-18.34074</text:p>
          </table:table-cell>
          <table:table-cell office:value-type="float" office:value="-3.4539132" calcext:value-type="float">
            <text:p>-3.4539132</text:p>
          </table:table-cell>
          <table:table-cell office:value-type="float" office:value="0.878" calcext:value-type="float">
            <text:p>0.878</text:p>
          </table:table-cell>
          <table:table-cell office:value-type="float" office:value="0.457" calcext:value-type="float">
            <text:p>0.457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WMC_3.8</text:p>
          </table:table-cell>
          <table:table-cell office:value-type="float" office:value="-14.99761" calcext:value-type="float">
            <text:p>-14.99761</text:p>
          </table:table-cell>
          <table:table-cell office:value-type="float" office:value="6.068049" calcext:value-type="float">
            <text:p>6.068049</text:p>
          </table:table-cell>
          <table:table-cell office:value-type="float" office:value="0.866" calcext:value-type="float">
            <text:p>0.866</text:p>
          </table:table-cell>
          <table:table-cell office:value-type="float" office:value="0.459" calcext:value-type="float">
            <text:p>0.459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WMM_1.10</text:p>
          </table:table-cell>
          <table:table-cell office:value-type="float" office:value="-16.52652" calcext:value-type="float">
            <text:p>-16.52652</text:p>
          </table:table-cell>
          <table:table-cell office:value-type="float" office:value="3.5011453" calcext:value-type="float">
            <text:p>3.5011453</text:p>
          </table:table-cell>
          <table:table-cell office:value-type="float" office:value="0.891" calcext:value-type="float">
            <text:p>0.891</text:p>
          </table:table-cell>
          <table:table-cell office:value-type="float" office:value="0.468" calcext:value-type="float">
            <text:p>0.468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WMM_1.1</text:p>
          </table:table-cell>
          <table:table-cell office:value-type="float" office:value="-18.11346" calcext:value-type="float">
            <text:p>-18.11346</text:p>
          </table:table-cell>
          <table:table-cell office:value-type="float" office:value="-14.3286941" calcext:value-type="float">
            <text:p>-14.3286941</text:p>
          </table:table-cell>
          <table:table-cell office:value-type="float" office:value="0.894" calcext:value-type="float">
            <text:p>0.894</text:p>
          </table:table-cell>
          <table:table-cell office:value-type="float" office:value="0.469" calcext:value-type="float">
            <text:p>0.469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WMM_1.2</text:p>
          </table:table-cell>
          <table:table-cell office:value-type="float" office:value="-15.34837" calcext:value-type="float">
            <text:p>-15.34837</text:p>
          </table:table-cell>
          <table:table-cell office:value-type="float" office:value="-36.6257094" calcext:value-type="float">
            <text:p>-36.6257094</text:p>
          </table:table-cell>
          <table:table-cell office:value-type="float" office:value="0.87" calcext:value-type="float">
            <text:p>0.87</text:p>
          </table:table-cell>
          <table:table-cell office:value-type="float" office:value="0.473" calcext:value-type="float">
            <text:p>0.473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WMM_1.3</text:p>
          </table:table-cell>
          <table:table-cell office:value-type="float" office:value="-17.36745" calcext:value-type="float">
            <text:p>-17.36745</text:p>
          </table:table-cell>
          <table:table-cell office:value-type="float" office:value="8.9451205" calcext:value-type="float">
            <text:p>8.9451205</text:p>
          </table:table-cell>
          <table:table-cell office:value-type="float" office:value="0.876" calcext:value-type="float">
            <text:p>0.876</text:p>
          </table:table-cell>
          <table:table-cell office:value-type="float" office:value="0.459" calcext:value-type="float">
            <text:p>0.459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WMM_1.4</text:p>
          </table:table-cell>
          <table:table-cell office:value-type="float" office:value="-13.03161" calcext:value-type="float">
            <text:p>-13.03161</text:p>
          </table:table-cell>
          <table:table-cell office:value-type="float" office:value="12.9758288" calcext:value-type="float">
            <text:p>12.9758288</text:p>
          </table:table-cell>
          <table:table-cell office:value-type="float" office:value="0.876" calcext:value-type="float">
            <text:p>0.876</text:p>
          </table:table-cell>
          <table:table-cell office:value-type="float" office:value="0.465" calcext:value-type="float">
            <text:p>0.465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WMM_1.5</text:p>
          </table:table-cell>
          <table:table-cell office:value-type="float" office:value="-13.83473" calcext:value-type="float">
            <text:p>-13.83473</text:p>
          </table:table-cell>
          <table:table-cell office:value-type="float" office:value="18.1442847" calcext:value-type="float">
            <text:p>18.1442847</text:p>
          </table:table-cell>
          <table:table-cell office:value-type="float" office:value="0.867" calcext:value-type="float">
            <text:p>0.867</text:p>
          </table:table-cell>
          <table:table-cell office:value-type="float" office:value="0.463" calcext:value-type="float">
            <text:p>0.463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WMM_1.7</text:p>
          </table:table-cell>
          <table:table-cell office:value-type="float" office:value="-15.59906" calcext:value-type="float">
            <text:p>-15.59906</text:p>
          </table:table-cell>
          <table:table-cell office:value-type="float" office:value="13.236664" calcext:value-type="float">
            <text:p>13.236664</text:p>
          </table:table-cell>
          <table:table-cell office:value-type="float" office:value="0.894" calcext:value-type="float">
            <text:p>0.894</text:p>
          </table:table-cell>
          <table:table-cell office:value-type="float" office:value="0.464" calcext:value-type="float">
            <text:p>0.464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WMM_1.8</text:p>
          </table:table-cell>
          <table:table-cell office:value-type="float" office:value="-17.29132" calcext:value-type="float">
            <text:p>-17.29132</text:p>
          </table:table-cell>
          <table:table-cell office:value-type="float" office:value="-17.6467317" calcext:value-type="float">
            <text:p>-17.6467317</text:p>
          </table:table-cell>
          <table:table-cell office:value-type="float" office:value="0.883" calcext:value-type="float">
            <text:p>0.883</text:p>
          </table:table-cell>
          <table:table-cell office:value-type="float" office:value="0.463" calcext:value-type="float">
            <text:p>0.463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WMM_1.9</text:p>
          </table:table-cell>
          <table:table-cell office:value-type="float" office:value="-18.67533" calcext:value-type="float">
            <text:p>-18.67533</text:p>
          </table:table-cell>
          <table:table-cell office:value-type="float" office:value="0.3825125" calcext:value-type="float">
            <text:p>0.3825125</text:p>
          </table:table-cell>
          <table:table-cell office:value-type="float" office:value="0.879" calcext:value-type="float">
            <text:p>0.879</text:p>
          </table:table-cell>
          <table:table-cell office:value-type="float" office:value="0.457" calcext:value-type="float">
            <text:p>0.457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WMM_3.1</text:p>
          </table:table-cell>
          <table:table-cell office:value-type="float" office:value="-16.8167" calcext:value-type="float">
            <text:p>-16.8167</text:p>
          </table:table-cell>
          <table:table-cell office:value-type="float" office:value="12.3894567" calcext:value-type="float">
            <text:p>12.3894567</text:p>
          </table:table-cell>
          <table:table-cell office:value-type="float" office:value="0.884" calcext:value-type="float">
            <text:p>0.884</text:p>
          </table:table-cell>
          <table:table-cell office:value-type="float" office:value="0.461" calcext:value-type="float">
            <text:p>0.461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WMM_3.2</text:p>
          </table:table-cell>
          <table:table-cell office:value-type="float" office:value="-16.92392" calcext:value-type="float">
            <text:p>-16.92392</text:p>
          </table:table-cell>
          <table:table-cell office:value-type="float" office:value="9.6137812" calcext:value-type="float">
            <text:p>9.6137812</text:p>
          </table:table-cell>
          <table:table-cell office:value-type="float" office:value="0.884" calcext:value-type="float">
            <text:p>0.884</text:p>
          </table:table-cell>
          <table:table-cell office:value-type="float" office:value="0.466" calcext:value-type="float">
            <text:p>0.466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WMM_3.3</text:p>
          </table:table-cell>
          <table:table-cell office:value-type="float" office:value="-13.96111" calcext:value-type="float">
            <text:p>-13.96111</text:p>
          </table:table-cell>
          <table:table-cell office:value-type="float" office:value="8.1540588" calcext:value-type="float">
            <text:p>8.1540588</text:p>
          </table:table-cell>
          <table:table-cell office:value-type="float" office:value="0.862" calcext:value-type="float">
            <text:p>0.862</text:p>
          </table:table-cell>
          <table:table-cell office:value-type="float" office:value="0.453" calcext:value-type="float">
            <text:p>0.453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WMM_3.4</text:p>
          </table:table-cell>
          <table:table-cell office:value-type="float" office:value="-16.05824" calcext:value-type="float">
            <text:p>-16.05824</text:p>
          </table:table-cell>
          <table:table-cell office:value-type="float" office:value="9.0678384" calcext:value-type="float">
            <text:p>9.0678384</text:p>
          </table:table-cell>
          <table:table-cell office:value-type="float" office:value="0.857" calcext:value-type="float">
            <text:p>0.857</text:p>
          </table:table-cell>
          <table:table-cell office:value-type="float" office:value="0.449" calcext:value-type="float">
            <text:p>0.449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WMM_3.7</text:p>
          </table:table-cell>
          <table:table-cell office:value-type="float" office:value="-16.63925" calcext:value-type="float">
            <text:p>-16.63925</text:p>
          </table:table-cell>
          <table:table-cell office:value-type="float" office:value="2.2693346" calcext:value-type="float">
            <text:p>2.2693346</text:p>
          </table:table-cell>
          <table:table-cell office:value-type="float" office:value="0.863" calcext:value-type="float">
            <text:p>0.863</text:p>
          </table:table-cell>
          <table:table-cell office:value-type="float" office:value="0.458" calcext:value-type="float">
            <text:p>0.458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3:17:27.764354968</meta:creation-date>
    <dc:date>2017-08-25T13:30:46.227655726</dc:date>
    <meta:editing-duration>PT3M8S</meta:editing-duration>
    <meta:editing-cycles>1</meta:editing-cycles>
    <meta:document-statistic meta:table-count="1" meta:cell-count="189" meta:object-count="0"/>
    <meta:generator>LibreOffice/5.1.6.2$Linux_X86_64 LibreOffice_project/10m0$Build-2</meta:generator>
  </office:meta>
</office:document-meta>
</file>